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1">
      <style:text-properties officeooo:rsid="0020c88c" officeooo:paragraph-rsid="0020c88c"/>
    </style:style>
    <style:style style:name="P3" style:family="paragraph" style:parent-style-name="Standard" style:list-style-name="L1">
      <style:text-properties officeooo:rsid="00243e3b" officeooo:paragraph-rsid="00243e3b"/>
    </style:style>
    <style:style style:name="P4" style:family="paragraph" style:parent-style-name="Standard" style:list-style-name="L1">
      <style:text-properties officeooo:rsid="0027b0fe" officeooo:paragraph-rsid="0027b0fe"/>
    </style:style>
    <style:style style:name="P5" style:family="paragraph" style:parent-style-name="Standard" style:list-style-name="L1">
      <style:text-properties officeooo:rsid="002a04f6" officeooo:paragraph-rsid="002a04f6"/>
    </style:style>
    <style:style style:name="P6" style:family="paragraph" style:parent-style-name="Standard" style:list-style-name="L1">
      <style:text-properties officeooo:rsid="002cef14" officeooo:paragraph-rsid="002cef14"/>
    </style:style>
    <style:style style:name="T1" style:family="text">
      <style:text-properties officeooo:rsid="0020c94d"/>
    </style:style>
    <style:style style:name="T2" style:family="text">
      <style:text-properties officeooo:rsid="002179a4"/>
    </style:style>
    <style:style style:name="T3" style:family="text">
      <style:text-properties officeooo:rsid="0027dbd2"/>
    </style:style>
    <style:style style:name="T4" style:family="text">
      <style:text-properties officeooo:rsid="002955e6"/>
    </style:style>
    <style:style style:name="T5" style:family="text">
      <style:text-properties officeooo:rsid="002ed9c5"/>
    </style:style>
    <style:style style:name="T6" style:family="text">
      <style:text-properties officeooo:rsid="002fab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42774100" text:style-name="L1">
        <text:list-item>
          <text:p text:style-name="P1">Where does the array implementation perform well?</text:p>
          <text:list>
            <text:list-item>
              <text:p text:style-name="P2">Arrays perform better than linked list when it comes to accessing elements. <text:span text:style-name="T1">With an array, you only need the specific index. With linked </text:span><text:span text:style-name="T2">lists, you have to to start at the head each time and iterate down to the element.</text:span></text:p>
            </text:list-item>
          </text:list>
        </text:list-item>
        <text:list-item>
          <text:p text:style-name="P1">What are the characteristics of arrays that contribute to this performance?</text:p>
          <text:list>
            <text:list-item>
              <text:p text:style-name="P3">Arrays are stored in contiguous memory (right next to each other) whereas linked lists’ nodes are scattered everywhere.</text:p>
            </text:list-item>
          </text:list>
        </text:list-item>
        <text:list-item>
          <text:p text:style-name="P1">Where does the linked list perform well?</text:p>
          <text:list>
            <text:list-item>
              <text:p text:style-name="P4">Linked lists do not need to be resized like an array<text:span text:style-name="T3">s</text:span> does. <text:span text:style-name="T4">Nor do all the elements need to be shifted when adding or removing an element.</text:span> </text:p>
            </text:list-item>
          </text:list>
        </text:list-item>
        <text:list-item>
          <text:p text:style-name="P1">What are the characteristics of linked lists that contribute to this performance? Are there</text:p>
        </text:list-item>
        <text:list-item>
          <text:p text:style-name="P1">any tradeoffs?</text:p>
          <text:list>
            <text:list-item>
              <text:p text:style-name="P5">They’re a group of pointers scattered through out memory instead of being in a set allocated space in memory. The tradeoff is that while it’s easy to get the head and tail, it’s tedious to get any of the elements between them.</text:p>
            </text:list-item>
          </text:list>
        </text:list-item>
        <text:list-item>
          <text:p text:style-name="P1">Is there anything that needs to be sacrificed to achieve the good performance? Can you quantify?</text:p>
          <text:list>
            <text:list-item>
              <text:p text:style-name="P6">I’m not entirely sure, both seem to sacrifice speed and <text:span text:style-name="T6">memory</text:span> <text:span text:style-name="T5">in certain areas. By not having all the nodes in a preallocated space, inserting into a list is faster than an array. But, an array’s set amount of space makes it so that retrieving an element other than head or tail is faster. </text:span><text:span text:style-name="T6">Arrays can take up a lot of space because it needs to preallocate it first, which means it can take up more space then whats actually in the array. Linked lists, also take up memory because it uses it for both the element in the node and the pointer to the node.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5:51:43.629204524</meta:creation-date>
    <dc:date>2023-10-02T07:19:20.133079707</dc:date>
    <meta:editing-duration>PT1H17M20S</meta:editing-duration>
    <meta:editing-cycles>15</meta:editing-cycles>
    <meta:generator>LibreOffice/7.3.7.2$Linux_X86_64 LibreOffice_project/30$Build-2</meta:generator>
    <meta:document-statistic meta:table-count="0" meta:image-count="0" meta:object-count="0" meta:page-count="1" meta:paragraph-count="11" meta:word-count="301" meta:character-count="1633" meta:non-whitespace-character-count="1352"/>
  </office:meta>
</office:document-meta>
</file>